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2fb4f" officeooo:paragraph-rsid="0002fb4f"/>
    </style:style>
    <style:style style:name="P2" style:family="paragraph" style:parent-style-name="Heading_20_1">
      <style:text-properties officeooo:rsid="0002fb4f" officeooo:paragraph-rsid="0002fb4f"/>
    </style:style>
    <style:style style:name="P3" style:family="paragraph" style:parent-style-name="Text_20_body">
      <style:text-properties officeooo:rsid="0002fb4f" officeooo:paragraph-rsid="0002fb4f"/>
    </style:style>
    <style:style style:name="P4" style:family="paragraph" style:parent-style-name="Text_20_body">
      <style:text-properties officeooo:rsid="0003cc8a" officeooo:paragraph-rsid="0003cc8a"/>
    </style:style>
    <style:style style:name="T1" style:family="text">
      <style:text-properties officeooo:rsid="0003c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-CARDHEROES TRIBES</text:p>
      <text:h text:style-name="P2" text:outline-level="1">Robots:</text:h>
      <text:p text:style-name="P3">Wild: Animalistic</text:p>
      <text:p text:style-name="P3">Hard-Hitter: Wartime</text:p>
      <text:p text:style-name="P3">Electric: Scientific</text:p>
      <text:p text:style-name="P3">Protector: Gaming, Worktime </text:p>
      <text:p text:style-name="P3">Sinister: Nano</text:p>
      <text:h text:style-name="P2" text:outline-level="1">Animals: </text:h>
      <text:p text:style-name="P3">Muscle &amp; Multiply: Bug, <text:span text:style-name="T1">Dog</text:span></text:p>
      <text:p text:style-name="P4">Shell &amp; Sway: Shelled, Bear</text:p>
      <text:p text:style-name="P4">Grow &amp; Blow: Lepustic</text:p>
      <text:p text:style-name="P4">Gain &amp; Replenish: Cat</text:p>
      <text:p text:style-name="P4">Think &amp; Live: Bird, Win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6:53:52.249618971</meta:creation-date>
    <dc:date>2024-12-05T21:05:33.350676712</dc:date>
    <meta:editing-duration>PT2M41S</meta:editing-duration>
    <meta:editing-cycles>1</meta:editing-cycles>
    <meta:document-statistic meta:table-count="0" meta:image-count="0" meta:object-count="0" meta:page-count="1" meta:paragraph-count="13" meta:word-count="38" meta:character-count="259" meta:non-whitespace-character-count="232"/>
    <meta:generator>LibreOffice/24.8.2.1$Linux_X86_64 LibreOffice_project/480$Build-1</meta:generator>
  </office:meta>
</office:document-meta>
</file>